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adrid Deep Space Communications Complex</text:p>
      <text:p text:style-name="Preformatted_20_Text">From Wikipedia, the free encyclopedia</text:p>
      <text:p text:style-name="Preformatted_20_Text">https://en.wikipedia.org/wiki/Madrid%20Deep%20Space%20Communications%20Complex</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Madrid Deep Space Communications Complex</text:p>
      <text:p text:style-name="Preformatted_20_Text"><text:s text:c="4"/>• The Madrid Deep Space Communications Complex (MDSCC) is a ground station located in Robledo de Chavela, Spain, and operated by the Instituto Nacional de Técnica Aeroespacial (INTA).</text:p>
      <text:p text:style-name="Preformatted_20_Text">The Madrid Deep Space Communications Complex (MDSCC) is a ground station located in Robledo de Chavela, Spain, and operated by the Instituto Nacional de Técnica Aeroespacial (INTA).</text:p>
      <text:p text:style-name="Preformatted_20_Text">Deep Space Network</text:p>
      <text:p text:style-name="Preformatted_20_Text"><text:s text:c="4"/>• The complex is one of three NASA Deep Space Network complexes in the world, located at separations of approximately 120° longitude so that a spacecraft will always be in sight of at least one station; the others are the Goldstone Deep Space Communications Complex located in California, near the city of Barstow, and the Canberra Deep Space Communication Complex in Australia which is close to the city of Canberra.</text:p>
      <text:p text:style-name="Preformatted_20_Text"><text:s text:c="4"/>• The MDSCC is part of NASA's Deep Space Network run by the Jet Propulsion Laboratory.</text:p>
      <text:p text:style-name="Preformatted_20_Text">The MDSCC is part of NASA's Deep Space Network run by the Jet Propulsion Laboratory. The facility contributes to the Deep Space Network's mission to provide the vital two-way communications link that tracks and controls interplanetary spacecraft and receives the images and scientific information they collect. The complex is one of three NASA Deep Space Network complexes in the world, located at separations of approximately 120° longitude so that a spacecraft will always be in sight of at least one station; the others are the Goldstone Deep Space Communications Complex located in California, near the city of Barstow, and the Canberra Deep Space Communication Complex in Australia which is close to the city of Canberra.</text:p>
      <text:p text:style-name="Preformatted_20_Text">The complex also serves some missions of the European Space Agency.</text:p>
      <text:p text:style-name="Preformatted_20_Text">Functions</text:p>
      <text:p text:style-name="Preformatted_20_Text"><text:s text:c="4"/>• Monitor and control the performance of the Deep Space Network.</text:p>
      <text:p text:style-name="Preformatted_20_Text">The antennas and data delivery systems make it possible to:</text:p>
      <text:p text:style-name="Preformatted_20_Text">Acquire telemetry data from spacecraft.</text:p>
      <text:p text:style-name="Preformatted_20_Text">Transmit commands to spacecraft.</text:p>
      <text:p text:style-name="Preformatted_20_Text">Track spacecraft position and velocity.</text:p>
      <text:p text:style-name="Preformatted_20_Text">Perform Radio Astronomy (both single-dish and very-long-baseline interferometry) observations.</text:p>
      <text:p text:style-name="Preformatted_20_Text">Measure variations in radio waves for radio science experiments.</text:p>
      <text:p text:style-name="Preformatted_20_Text">Monitor and control the performance of the Deep Space Network.</text:p>
      <text:p text:style-name="Preformatted_20_Text">Antennas</text:p>
      <text:p text:style-name="Preformatted_20_Text"><text:s text:c="4"/>• The complex has seven large parabolic antennas, called DSS-61, DSS-54, DSS-55, DSS-63, DSS-65 and DSS-66.</text:p>
      <text:p text:style-name="Preformatted_20_Text"><text:soft-page-break/>The complex has seven large parabolic antennas, called DSS-61, DSS-54, DSS-55, DSS-63, DSS-65 and DSS-66.</text:p>
      <text:p text:style-name="Preformatted_20_Text">See also</text:p>
      <text:p text:style-name="Preformatted_20_Text"><text:s text:c="4"/>• Instituto Nacional de Técnica Aeroespacial (INTA)</text:p>
      <text:p text:style-name="Preformatted_20_Text">Instituto Nacional de Técnica Aeroespacial (INTA)</text:p>
      <text:p text:style-name="Preformatted_20_Text">RT-70</text:p>
      <text:p text:style-name="Preformatted_20_Text">References</text:p>
      <text:p text:style-name="Preformatted_20_Text">External links</text:p>
      <text:p text:style-name="Preformatted_20_Text"><text:s text:c="4"/>• Blog of the scientists manning the station</text:p>
      <text:p text:style-name="Preformatted_20_Text"><text:s text:c="4"/>• How the station works, alone and within the DSN (interactive graphic, in Spanish)</text:p>
      <text:p text:style-name="Preformatted_20_Text"><text:s text:c="4"/>• Official Site at ISDEFE, operator of MDSCC at Robledo</text:p>
      <text:p text:style-name="Preformatted_20_Text">Official Site at JPL</text:p>
      <text:p text:style-name="Preformatted_20_Text">Blog of the scientists manning the station</text:p>
      <text:p text:style-name="Preformatted_20_Text">How the station works, alone and within the DSN (interactive graphic, in Spanish)</text:p>
      <text:p text:style-name="Preformatted_20_Text">Official Site at ISDEFE, operator of MDSCC at Roble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8" meta:word-count="472" meta:character-count="3242" meta:non-whitespace-character-count="2772"/>
    <meta:generator>LibreOffice/6.0.7.3$Linux_X86_64 LibreOffice_project/00m0$Build-3</meta:generator>
  </office:meta>
</office:document-meta>
</file>